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2" style:family="graphic" style:parent-style-name="standard">
      <style:graphic-properties draw:fill="solid" draw:fill-color="#ffffd7" draw:textarea-horizontal-align="justify" draw:textarea-vertical-align="middle" draw:auto-grow-height="false" fo:min-height="0.888cm" fo:min-width="2.699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d7" draw:textarea-horizontal-align="justify" draw:textarea-vertical-align="middle" draw:auto-grow-height="false" fo:min-height="1.348cm" fo:min-width="2.69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88cm" loext:decorative="false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4.629cm" fo:min-width="3.967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123cm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365cm" loext:decorative="false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1.296cm" fo:min-width="2.933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68cm" fo:min-width="4.5cm" loext:decorative="false"/>
    </style:style>
    <style:style style:name="gr13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078cm" loext:decorative="false"/>
      <style:paragraph-properties style:writing-mode="lr-tb"/>
    </style:style>
    <style:style style:name="gr15" style:family="graphic" style:parent-style-name="standard">
      <style:graphic-properties draw:fill="solid" draw:fill-color="#ffffd7" draw:textarea-horizontal-align="justify" draw:textarea-vertical-align="middle" draw:auto-grow-height="false" fo:min-height="1.846cm" fo:min-width="3.50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8.533cm" fo:min-width="5.398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4.729cm" loext:decorative="false"/>
      <style:paragraph-properties style:writing-mode="lr-tb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577cm" loext:decorative="false"/>
      <style:paragraph-properties style:writing-mode="lr-tb"/>
    </style:style>
    <style:style style:name="gr21" style:family="graphic" style:parent-style-name="standard">
      <style:graphic-properties draw:fill="solid" draw:fill-color="#ffffd7" draw:textarea-horizontal-align="justify" draw:textarea-vertical-align="middle" draw:auto-grow-height="false" fo:min-height="1.203cm" fo:min-width="2.566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6.599cm" fo:min-width="4.005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3.941cm" loext:decorative="false"/>
      <style:paragraph-properties style:writing-mode="lr-tb"/>
    </style:style>
    <style:style style:name="gr2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1.49cm" loext:decorative="false"/>
      <style:paragraph-properties style:writing-mode="lr-tb"/>
    </style:style>
    <style:style style:name="gr28" style:family="graphic" style:parent-style-name="standard">
      <style:graphic-properties draw:fill="solid" draw:fill-color="#ffffd7" draw:textarea-horizontal-align="justify" draw:textarea-vertical-align="middle" draw:auto-grow-height="false" fo:min-height="1.163cm" fo:min-width="1.933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875cm" fo:min-width="3.007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971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5" style:family="graphic" style:parent-style-name="standard">
      <style:graphic-properties draw:fill="solid" draw:fill-color="#b2b2b2" draw:textarea-horizontal-align="justify" draw:textarea-vertical-align="middle" draw:auto-grow-height="false" fo:min-height="1.448cm" fo:min-width="2.146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d7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b2b2b2"/>
      <style:paragraph-properties fo:text-align="center" style:writing-mode="lr-tb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38cm" svg:height="1.433cm" svg:x="7.201cm" svg:y="2.841cm">
          <draw:text-box>
            <text:p><text:span text:style-name="T1">Every 5 Minutes </text:span><text:span text:style-name="T1">temperature </text:span><text:span text:style-name="T1">measurement <text:s/>Stores 3 </text:span><text:span text:style-name="T1">temperatures (avg. over </text:span><text:span text:style-name="T1">1 Minute) in RTC </text:span><text:span text:style-name="T1">registers</text:span></text:p>
            <text:p><text:span text:style-name="T1">Checks if temperature </text:span><text:span text:style-name="T1">is rising</text:span></text:p>
          </draw:text-box>
        </draw:frame>
        <draw:custom-shape draw:style-name="gr2" draw:text-style-name="P3" xml:id="id3" draw:id="id3" draw:layer="layout" svg:width="4.523cm" svg:height="1.608cm" svg:x="10.213cm" svg:y="4.247cm">
          <text:p text:style-name="P2">READ_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4.515cm" svg:height="2.258cm" svg:x="7.276cm" svg:y="9.012cm">
          <text:p text:style-name="P2">DOOR_OPE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6.336cm" svg:height="1.13cm" svg:x="1.256cm" svg:y="2.055cm">
          <draw:text-box>
            <text:p><text:span text:style-name="T1">Interrupt</text:span></text:p>
            <text:p><text:span text:style-name="T1">Every </text:span><text:span text:style-name="T1">SELF_CHECK_RATE </text:span><text:span text:style-name="T1">seconds</text:span></text:p>
          </draw:text-box>
        </draw:frame>
        <draw:connector draw:style-name="gr5" draw:text-style-name="P4" draw:layer="layout" draw:type="curve" svg:x1="1.747cm" svg:y1="8.477cm" svg:x2="7.937cm" svg:y2="9.342cm" draw:end-shape="id1" draw:end-glue-point="5" svg:d="M1747 8477c0 25 6190-407 6190 865" svg:viewBox="0 0 6191 917">
          <text:p/>
        </draw:connector>
        <draw:custom-shape draw:style-name="gr6" draw:text-style-name="P2" xml:id="id10" draw:id="id10" draw:layer="layout" svg:width="4.467cm" svg:height="4.879cm" svg:x="7.3cm" svg:y="9.012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4.539cm" svg:height="2.373cm" svg:x="7.277cm" svg:y="11.469cm">
          <draw:text-box>
            <text:p><text:span text:style-name="T1">1.: <text:s/>Motor to max_open_voltage</text:span></text:p>
            <text:p text:style-name="P5"><text:span text:style-name="T2">2. <text:s text:c="2"/>set delayed sleep to ATTENTION_PERIOD</text:span></text:p>
          </draw:text-box>
        </draw:frame>
        <draw:connector draw:style-name="gr8" draw:text-style-name="P4" draw:layer="layout" draw:type="curve" svg:x1="7.276cm" svg:y1="10.141cm" svg:x2="4.046cm" svg:y2="12.731cm" draw:start-shape="id1" draw:start-glue-point="6" draw:end-shape="id2" draw:end-glue-point="1" svg:d="M7276 10141c-2422 0-808 2590-3230 2590" svg:viewBox="0 0 3231 2591">
          <text:p/>
        </draw:connector>
        <draw:frame draw:style-name="gr9" draw:text-style-name="P1" draw:layer="layout" svg:width="3.294cm" svg:height="2.615cm" svg:x="3.571cm" svg:y="9.005cm">
          <draw:text-box>
            <text:p><text:span text:style-name="T1">After ATTENTION_PERIOD </text:span></text:p>
          </draw:text-box>
        </draw:frame>
        <draw:connector draw:style-name="gr10" draw:text-style-name="P4" draw:layer="layout" draw:type="curve" draw:line-skew="0.594cm" svg:x1="1.987cm" svg:y1="2.055cm" svg:x2="10.213cm" svg:y2="5.051cm" draw:end-shape="id3" draw:end-glue-point="6" svg:d="M1987 2055c6684 0 2571 2996 8226 2996" svg:viewBox="0 0 8227 2997">
          <text:p/>
        </draw:connector>
        <draw:custom-shape draw:style-name="gr11" draw:text-style-name="P3" xml:id="id4" draw:id="id4" draw:layer="layout" svg:width="4.855cm" svg:height="2.184cm" svg:x="13.993cm" svg:y="6.458cm">
          <text:p text:style-name="P2">BU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" draw:id="id6" draw:layer="layout" svg:width="5cm" svg:height="4.418cm" svg:x="13.969cm" svg:y="6.434cm">
          <text:p/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11.791cm" svg:y1="10.141cm" svg:x2="13.993cm" svg:y2="7.55cm" draw:start-shape="id1" draw:start-glue-point="10" draw:end-shape="id4" draw:end-glue-point="6" svg:d="M11791 10141c1651 0 551-2591 2202-2591" svg:viewBox="0 0 2203 2592">
          <text:p/>
        </draw:connector>
        <draw:frame draw:style-name="gr14" draw:text-style-name="P1" draw:layer="layout" svg:width="4.198cm" svg:height="1.328cm" svg:x="9.984cm" svg:y="6.036cm">
          <draw:text-box>
            <text:p><text:span text:style-name="T1">If temperature is rising In a 15 Minutes-window</text:span></text:p>
          </draw:text-box>
        </draw:frame>
        <draw:frame draw:style-name="gr7" draw:text-style-name="P1" draw:layer="layout" svg:width="4.951cm" svg:height="2.373cm" svg:x="13.801cm" svg:y="8.747cm">
          <draw:text-box>
            <text:p><text:span text:style-name="T1">1.: <text:s/>Store highest temperature</text:span></text:p>
            <text:p><text:span text:style-name="T1">2. Check if temperature is falling</text:span></text:p>
          </draw:text-box>
        </draw:frame>
        <draw:custom-shape draw:style-name="gr15" draw:text-style-name="P3" xml:id="id5" draw:id="id5" draw:layer="layout" svg:width="5.657cm" svg:height="2.962cm" svg:x="22.854cm" svg:y="3.739cm">
          <text:p text:style-name="P2">BURN_O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curve" svg:x1="18.137cm" svg:y1="6.777cm" svg:x2="22.854cm" svg:y2="5.22cm" draw:start-shape="id4" draw:start-glue-point="11" draw:end-shape="id5" draw:end-glue-point="6" svg:d="M18137 6777c0-1038 1572-1557 4717-1557" svg:viewBox="0 0 4718 1558">
          <text:p/>
        </draw:connector>
        <draw:frame draw:style-name="gr14" draw:text-style-name="P1" draw:layer="layout" svg:width="4.198cm" svg:height="1.328cm" svg:x="18.728cm" svg:y="5.567cm">
          <draw:text-box>
            <text:p><text:span text:style-name="T1">If temperature is falling over 15 Minutes</text:span></text:p>
          </draw:text-box>
        </draw:frame>
        <draw:custom-shape draw:style-name="gr17" draw:text-style-name="P2" draw:layer="layout" svg:width="5.898cm" svg:height="8.783cm" svg:x="22.758cm" svg:y="3.448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5.749cm" svg:height="4.979cm" svg:x="22.786cm" svg:y="6.976cm">
          <draw:text-box>
            <text:p><text:span text:style-name="T1">1.: <text:s/>get the slope between highest temperature and TEMP_COOL_DOWN <text:s/>and MOTOR_OPENING_BURNING and MOTOR_OPENING_COOL_DOWN</text:span></text:p>
            <text:p><text:span text:style-name="T1">2. <text:s text:c="2"/>Check if temperature is rising</text:span></text:p>
            <text:p><text:span text:style-name="T1">3. <text:s text:c="2"/>Adjust motor to interpolated value</text:span></text:p>
            <text:p><text:span text:style-name="T1">4. <text:s text:c="3"/>Check if temperature is below TEMP_COOL_DOWN</text:span></text:p>
          </draw:text-box>
        </draw:frame>
        <draw:connector draw:style-name="gr19" draw:text-style-name="P4" draw:layer="layout" draw:type="curve" svg:x1="23.682cm" svg:y1="4.172cm" svg:x2="16.469cm" svg:y2="6.434cm" draw:start-shape="id5" draw:start-glue-point="5" draw:end-shape="id6" draw:end-glue-point="0" svg:d="M23682 4172c0-1401-7213-2532-7213 2262" svg:viewBox="0 0 7214 3475">
          <text:p/>
        </draw:connector>
        <draw:frame draw:style-name="gr20" draw:text-style-name="P1" draw:layer="layout" svg:width="4.198cm" svg:height="1.827cm" svg:x="17.199cm" svg:y="3.674cm">
          <draw:text-box>
            <text:p><text:span text:style-name="T1">If temperature is rising over 15 Minutes at a higher rate then DTEMP_SIGNIFICANT</text:span></text:p>
          </draw:text-box>
        </draw:frame>
        <draw:custom-shape draw:style-name="gr21" draw:text-style-name="P3" xml:id="id7" draw:id="id7" draw:layer="layout" svg:width="4.336cm" svg:height="2.053cm" svg:x="16.454cm" svg:y="12.294cm">
          <text:p text:style-name="P2">COOL_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8" draw:id="id8" draw:layer="layout" svg:width="4.505cm" svg:height="6.849cm" svg:x="16.358cm" svg:y="12.048cm">
          <text:p/>
          <draw:enhanced-geometry svg:viewBox="0 0 21600 21600" draw:type="rectangle" draw:enhanced-path="M 0 0 L 21600 0 21600 21600 0 21600 0 0 Z N"/>
        </draw:custom-shape>
        <draw:frame draw:style-name="gr23" draw:text-style-name="P1" draw:layer="layout" svg:width="4.428cm" svg:height="4.191cm" svg:x="16.386cm" svg:y="14.543cm">
          <draw:text-box>
            <text:p><text:span text:style-name="T1">1.: <text:s/>set a delayed sleep to COOL_DOWN_PERIOD</text:span></text:p>
            <text:p><text:span text:style-name="T1">2.: <text:s text:c="2"/>adjust motor to MOTOR_OPENING_COOLDOWN</text:span></text:p>
            <text:p><text:span text:style-name="T1">3.: check temperature rising </text:span></text:p>
          </draw:text-box>
        </draw:frame>
        <draw:connector draw:style-name="gr24" draw:text-style-name="P4" draw:layer="layout" draw:type="curve" draw:line-skew="-2.053cm" svg:x1="23.682cm" svg:y1="6.268cm" svg:x2="20.155cm" svg:y2="12.594cm" draw:start-shape="id5" draw:start-glue-point="7" draw:end-shape="id7" draw:end-glue-point="11" svg:d="M23682 6268c0 1765-3527-1397-3527 6326" svg:viewBox="0 0 3528 6327">
          <text:p/>
        </draw:connector>
        <draw:frame draw:style-name="gr14" draw:text-style-name="P1" draw:layer="layout" svg:width="4.198cm" svg:height="1.328cm" svg:x="18.85cm" svg:y="9.208cm">
          <draw:text-box>
            <text:p><text:span text:style-name="T1">If temperature is below TEMP_COOL_DOWN</text:span></text:p>
          </draw:text-box>
        </draw:frame>
        <draw:connector draw:style-name="gr25" draw:text-style-name="P4" draw:layer="layout" draw:type="curve" svg:x1="18.61cm" svg:y1="12.048cm" svg:x2="18.137cm" svg:y2="8.323cm" draw:start-shape="id8" draw:start-glue-point="0" draw:end-shape="id4" draw:end-glue-point="9" svg:d="M18610 12048c0-2554-473-692-473-3725" svg:viewBox="0 0 474 3726">
          <text:p/>
        </draw:connector>
        <draw:frame draw:style-name="gr14" draw:text-style-name="P1" draw:layer="layout" svg:width="4.198cm" svg:height="1.328cm" svg:x="14.599cm" svg:y="11.031cm">
          <draw:text-box>
            <text:p><text:span text:style-name="T1">If temperature is rising In a 15 Minutes-window</text:span></text:p>
          </draw:text-box>
        </draw:frame>
        <draw:connector draw:style-name="gr26" draw:text-style-name="P4" draw:layer="layout" draw:type="curve" draw:line-skew="4.712cm 2.262cm" svg:x1="16.454cm" svg:y1="13.321cm" svg:x2="2.723cm" svg:y2="13.58cm" draw:start-shape="id7" draw:start-glue-point="6" draw:end-shape="id2" draw:end-glue-point="2" svg:d="M16454 13321c-2238 0-1865 1511-4738 2612s-8993 1791-8993-2353" svg:viewBox="0 0 13732 3455">
          <text:p/>
        </draw:connector>
        <draw:frame draw:style-name="gr27" draw:text-style-name="P1" draw:layer="layout" svg:width="4.709cm" svg:height="1.74cm" svg:x="8.666cm" svg:y="17.14cm">
          <draw:text-box>
            <text:p text:style-name="P5"><text:span text:style-name="T1">After COOL_DOWN_PERIOD</text:span></text:p>
          </draw:text-box>
        </draw:frame>
        <draw:custom-shape draw:style-name="gr28" draw:text-style-name="P3" xml:id="id9" draw:id="id9" draw:layer="layout" svg:width="3.439cm" svg:height="1.997cm" svg:x="1.916cm" svg:y="3.378cm">
          <text:p text:style-name="P2">B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draw:layer="layout" svg:width="3.507cm" svg:height="3.125cm" svg:x="1.896cm" svg:y="3.379cm">
          <text:p/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3.399cm" svg:height="1.039cm" svg:x="1.908cm" svg:y="5.501cm">
          <draw:text-box>
            <text:p><text:span text:style-name="T1">Is normally on blackouts</text:span></text:p>
          </draw:text-box>
        </draw:frame>
        <draw:connector draw:style-name="gr31" draw:text-style-name="P4" draw:layer="layout" draw:type="curve" svg:x1="5.355cm" svg:y1="4.377cm" svg:x2="9.533cm" svg:y2="9.012cm" draw:start-shape="id9" draw:start-glue-point="10" draw:end-shape="id10" draw:end-glue-point="0" svg:d="M5355 4377c2786 0 4178 1545 4178 4635" svg:viewBox="0 0 4179 4636">
          <text:p/>
        </draw:connector>
        <draw:connector draw:style-name="gr32" draw:text-style-name="P4" draw:layer="layout" draw:type="line" svg:x1="0.929cm" svg:y1="4.34cm" svg:x2="1.916cm" svg:y2="4.377cm" draw:end-shape="id9" draw:end-glue-point="6" svg:d="M929 4340l987 37" svg:viewBox="0 0 988 38">
          <text:p/>
        </draw:connector>
        <draw:frame draw:style-name="gr33" draw:text-style-name="P1" draw:layer="layout" svg:width="4.66cm" svg:height="2.221cm" svg:x="1.248cm" svg:y="6.963cm">
          <draw:text-box>
            <text:p><text:span text:style-name="T1">Interrupt</text:span></text:p>
            <text:p><text:span text:style-name="T1">From pin PIN_OVEN_DOOR</text:span></text:p>
          </draw:text-box>
        </draw:frame>
        <draw:connector draw:style-name="gr34" draw:text-style-name="P4" draw:layer="layout" draw:type="curve" svg:x1="14.074cm" svg:y1="5.62cm" svg:x2="14.704cm" svg:y2="6.777cm" draw:start-shape="id3" draw:start-glue-point="9" draw:end-shape="id4" draw:end-glue-point="5" svg:d="M14074 5620c0 805 630 227 630 1157" svg:viewBox="0 0 631 1158">
          <text:p/>
        </draw:connector>
        <draw:custom-shape draw:style-name="gr35" draw:text-style-name="P6" xml:id="id11" draw:id="id11" draw:layer="layout" svg:width="2.646cm" svg:height="1.698cm" svg:x="15.8cm" svg:y="1.2cm">
          <text:p text:style-name="P2">DEEP-SLEEP</text:p>
          <draw:enhanced-geometry svg:viewBox="0 0 21600 21600" draw:type="rectangle" draw:enhanced-path="M 0 0 L 21600 0 21600 21600 0 21600 0 0 Z N"/>
        </draw:custom-shape>
        <draw:connector draw:style-name="gr36" draw:text-style-name="P4" draw:layer="layout" draw:type="curve" svg:x1="14.736cm" svg:y1="5.051cm" svg:x2="17.123cm" svg:y2="2.898cm" draw:start-shape="id3" draw:start-glue-point="10" draw:end-shape="id11" draw:end-glue-point="2" svg:d="M14736 5051c1592 0 2387-717 2387-2153" svg:viewBox="0 0 2388 2154">
          <text:p/>
        </draw:connector>
        <draw:custom-shape draw:style-name="gr35" draw:text-style-name="P6" xml:id="id2" draw:id="id2" draw:layer="layout" svg:width="2.646cm" svg:height="1.698cm" svg:x="1.4cm" svg:y="11.882cm">
          <text:p text:style-name="P2">DEEP-SLEE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37:58.503253759</meta:creation-date>
    <dc:date>2024-01-20T22:14:45.135650517</dc:date>
    <meta:editing-duration>PT8H22M9S</meta:editing-duration>
    <meta:editing-cycles>9</meta:editing-cycles>
    <meta:generator>LibreOffice/7.6.4.1$Linux_X86_64 LibreOffice_project/60$Build-1</meta:generator>
    <meta:document-statistic meta:object-count="41"/>
  </office:meta>
</office:document-meta>
</file>